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stem-ui" svg:font-family="system-ui, apple-system, 'Segoe UI', Roboto, Ubuntu, Cantarell, 'Noto Sans', sans-serif, Arial"/>
  </office:font-face-decls>
  <office:automatic-styles>
    <style:style style:name="P1" style:family="paragraph" style:parent-style-name="Text_20_body">
      <style:text-properties officeooo:paragraph-rsid="0046b883"/>
    </style:style>
    <style:style style:name="P2" style:family="paragraph" style:parent-style-name="Text_20_body" style:list-style-name="L1">
      <style:text-properties officeooo:rsid="004c5c98" officeooo:paragraph-rsid="004c5c98"/>
    </style:style>
    <style:style style:name="P3" style:family="paragraph" style:parent-style-name="Text_20_body" style:list-style-name="L1">
      <style:text-properties officeooo:rsid="004d2742" officeooo:paragraph-rsid="004d2742"/>
    </style:style>
    <style:style style:name="P4" style:family="paragraph" style:parent-style-name="Text_20_body" style:list-style-name="L2"/>
    <style:style style:name="P5" style:family="paragraph" style:parent-style-name="Text_20_body">
      <style:paragraph-properties fo:break-before="page"/>
      <style:text-properties officeooo:rsid="004c5c98" officeooo:paragraph-rsid="004c5c98"/>
    </style:style>
    <style:style style:name="P6" style:family="paragraph" style:parent-style-name="Text_20_body">
      <style:text-properties officeooo:paragraph-rsid="004c5c98"/>
    </style:style>
    <style:style style:name="P7" style:family="paragraph" style:parent-style-name="Standard" style:master-page-name="">
      <loext:graphic-properties draw:fill="none"/>
      <style:paragraph-properties fo:margin-left="2cm" fo:margin-right="0cm" fo:text-indent="0cm" style:auto-text-indent="false" style:page-number="auto" fo:background-color="transparent"/>
      <style:text-properties officeooo:paragraph-rsid="004c5c98"/>
    </style:style>
    <style:style style:name="P8" style:family="paragraph" style:parent-style-name="Standard">
      <style:text-properties officeooo:rsid="004d47ae" officeooo:paragraph-rsid="004d47ae"/>
    </style:style>
    <style:style style:name="P9" style:family="paragraph" style:parent-style-name="Text_20_body">
      <style:text-properties officeooo:paragraph-rsid="004d47ae"/>
    </style:style>
    <style:style style:name="T1" style:family="text">
      <style:text-properties fo:font-size="14pt" officeooo:rsid="0042820b" style:font-size-asian="14pt" style:font-size-complex="14pt"/>
    </style:style>
    <style:style style:name="T2" style:family="text">
      <style:text-properties officeooo:rsid="004d2742"/>
    </style:style>
    <style:style style:name="T3" style:family="text">
      <style:text-properties style:text-position="super 58%"/>
    </style:style>
    <style:style style:name="T4" style:family="text">
      <style:text-properties fo:font-size="14pt" style:font-size-asian="14pt" style:font-size-complex="14pt"/>
    </style:style>
    <style:style style:name="T5" style:family="text">
      <style:text-properties fo:font-variant="normal" fo:text-transform="none" fo:color="#000000" loext:opacity="100%" style:font-name="Liberation Serif" fo:font-size="14pt" fo:letter-spacing="normal" fo:font-style="normal" fo:font-weight="bold" officeooo:rsid="004c5c98" style:font-size-asian="14pt" style:font-weight-asian="bold" style:font-size-complex="14pt" style:font-weight-complex="bold"/>
    </style:style>
    <style:style style:name="T6" style:family="text">
      <style:text-properties fo:font-variant="normal" fo:text-transform="none" fo:color="#000000" loext:opacity="100%" style:font-name="Liberation Serif" fo:font-size="14pt" fo:letter-spacing="normal" fo:font-style="normal" fo:font-weight="bold" officeooo:rsid="0042820b" style:font-size-asian="14pt" style:font-weight-asian="bold" style:font-size-complex="14pt" style:font-weight-complex="bold"/>
    </style:style>
    <style:style style:name="T7" style:family="text">
      <style:text-properties fo:font-variant="small-caps" fo:color="#000000" loext:opacity="100%" style:font-name="Liberation Serif" fo:font-size="14pt" fo:letter-spacing="normal" fo:font-style="normal" fo:font-weight="bold" officeooo:rsid="0042820b" style:font-size-asian="14pt" style:font-weight-asian="bold" style:font-size-complex="14pt" style:font-weight-complex="bold"/>
    </style:style>
    <style:style style:name="T8" style:family="text">
      <style:text-properties style:font-name="Liberation Serif" fo:font-size="14pt" fo:font-weight="bold" officeooo:rsid="0042820b" style:font-size-asian="14pt" style:font-weight-asian="bold" style:font-size-complex="14pt" style:font-weight-complex="bold"/>
    </style:style>
    <style:style style:name="T9" style:family="text">
      <style:text-properties fo:font-variant="normal" fo:text-transform="none" fo:color="#000000" loext:opacity="100%" style:font-name="Liberation Serif" fo:font-size="14pt" fo:letter-spacing="normal" fo:font-weight="bold" officeooo:rsid="0042820b" style:font-size-asian="14pt" style:font-weight-asian="bold" style:font-size-complex="1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Call to Worship</text:span></text:span><text:span text:style-name="T1"> (Psalm 30:4-5) / </text:span><text:span text:style-name="Strong_20_Emphasis"><text:span text:style-name="T1">Opening prayer</text:span></text:span><text:span text:style-name="T1"> (John A)</text:span></text:p>
      <text:p text:style-name="Text_20_body"><text:span text:style-name="Strong_20_Emphasis">Praise</text:span>: <text:span text:style-name="Emphasis">Yet Not I But Through Christ In Me</text:span></text:p>
      <text:p text:style-name="Text_20_body"><text:span text:style-name="Strong_20_Emphasis">Bible Reading</text:span>: John 5:30-46 (Timothy A)</text:p>
      <text:p text:style-name="Text_20_body"><text:span text:style-name="Strong_20_Emphasis">Announcements</text:span> (JA)</text:p>
      <text:list text:style-name="L1">
        <text:list-item>
          <text:p text:style-name="P2">Evening Service <text:span text:style-name="T2">tonight 5pm</text:span></text:p>
        </text:list-item>
        <text:list-item>
          <text:p text:style-name="P2">Community Groups – Study books collect and pay</text:p>
        </text:list-item>
        <text:list-item>
          <text:p text:style-name="P3">Safe Church Training 5<text:span text:style-name="T3">th</text:span> April 2pm</text:p>
        </text:list-item>
        <text:list-item>
          <text:p text:style-name="P2"/>
        </text:list-item>
      </text:list>
      <text:p text:style-name="Text_20_body"><text:span text:style-name="Strong_20_Emphasis">Sunday School</text:span> (Mook L)</text:p>
      <text:p text:style-name="Text_20_body"><text:span text:style-name="Strong_20_Emphasis">Praise</text:span>: <text:span text:style-name="Emphasis">The Church’s One Foundation</text:span></text:p>
      <text:p text:style-name="Text_20_body"><text:span text:style-name="Strong_20_Emphasis">Prayer for the church and the world</text:span>  (ML)</text:p>
      <text:p text:style-name="Text_20_body"><text:span text:style-name="Strong_20_Emphasis">Bible reading</text:span>: Hebrews 2:14-3:6 (MarJo A)</text:p>
      <text:p text:style-name="Text_20_body"><text:span text:style-name="Strong_20_Emphasis">Praise</text:span>: <text:span text:style-name="Emphasis">Consider Christ</text:span></text:p>
      <text:p text:style-name="Text_20_body"><text:span text:style-name="Strong_20_Emphasis">Sermon</text:span>: “HOLDING FAST TO THE END” (ML)</text:p>
      <text:p text:style-name="Text_20_body"><text:span text:style-name="Strong_20_Emphasis">Praise</text:span>: <text:span text:style-name="Emphasis">Turn Your Eyes</text:span></text:p>
      <text:p text:style-name="Text_20_body"><text:span text:style-name="Strong_20_Emphasis">Benediction</text:span> (ML)</text:p>
      <text:p text:style-name="Text_20_body"><text:span text:style-name="Strong_20_Emphasis">Sermon Outline</text:span></text:p>
      <text:p text:style-name="Text_20_body">“HOLDING FAST TO THE END”   (Hebrews 3:1-6)</text:p>
      <text:p text:style-name="Text_20_body">Introduction</text:p>
      <text:list text:style-name="L2">
        <text:list-item>
          <text:p text:style-name="P4">Jesus' Church</text:p>
        </text:list-item>
        <text:list-item>
          <text:p text:style-name="P4">Consider Christ</text:p>
        </text:list-item>
      </text:list>
      <text:p text:style-name="Text_20_body">Conclusion</text:p>
      <text:p text:style-name="P1"><text:span text:style-name="T1"/></text:p>
      <text:p text:style-name="P5"><text:span text:style-name="T4">Call to Worship &amp; </text:span><text:span text:style-name="T1">O</text:span><text:span text:style-name="T4">pening Prayer</text:span></text:p>
      <text:p text:style-name="P6"><text:span text:style-name="T1">Psalm 30:4-5</text:span></text:p>
      <text:p text:style-name="P7"><text:bookmark text:name="en-ESVUK-14324"/><text:span text:style-name="T5">4 </text:span><text:span text:style-name="T6">Sing praises to the </text:span><text:span text:style-name="T7">Lord</text:span><text:span text:style-name="T6">, O you his saints,</text:span><text:span text:style-name="T8"><text:line-break/></text:span><text:span text:style-name="T9">    </text:span><text:span text:style-name="T6">and give thanks to his holy name.</text:span><text:span text:style-name="T8"><text:line-break/></text:span><text:bookmark text:name="en-ESVUK-14325"/><text:span text:style-name="T6">5 For his anger is but for a moment,</text:span><text:span text:style-name="T8"><text:line-break/></text:span><text:span text:style-name="T9">    </text:span><text:span text:style-name="T6">and his favour is for a lifetime.</text:span><text:span text:style-name="T1"><text:line-break/></text:span></text:p>
      <text:p text:style-name="P8">Heavenly Father, we come into Your Presence today, knowing that we are not yet perfect as You are Perfect, but we trust only in Jesus’ sacrifice on the Cross.</text:p>
      <text:p text:style-name="P8"/>
      <text:p text:style-name="P8">We thank You that He paid the penalty for our sins, and You re-opened the door of heaven, so that we could come into Your holy Presence without fear, but rather with confidence, because Your anger at sin will end, but Your gracious favour will remain for our eternal lifetime.</text:p>
      <text:p text:style-name="P8"/>
      <text:p text:style-name="P8">We thank You that we can sing Your praises, for You have grafted us into the True Vine, and made us branches which bear fruit for the Kingdom.</text:p>
      <text:p text:style-name="P8"/>
      <text:p text:style-name="P8">We pray that our praises today will honour Jesus, the Author and Perfecter of our faith,</text:p>
      <text:p text:style-name="P8"/>
      <text:p text:style-name="P8">for it is in His Name and for His sake that we pray, Amen.</text:p>
      <text:p text:style-name="P8"/>
      <text:p text:style-name="P8"/>
      <text:p text:style-name="P9"><text:span text:style-name="Emphasis">Yet Not I But Through Christ In M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stem-ui" svg:font-family="system-ui, apple-system, 'Segoe UI', Roboto, Ubuntu, Cantarell, 'Noto Sans', sans-serif, Aria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4c5c98"/>
    </style:style>
    <style:style style:name="MT2" style:family="text">
      <style:text-properties officeooo:rsid="00495328"/>
    </style:style>
    <style:style style:name="MT3" style:family="text">
      <style:text-properties officeooo:rsid="004b0446"/>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30</text:span><text:span text:style-name="MT2">th</text:span> <text:span text:style-name="MT1">March</text:span><text:span text:style-name="MT3"> 2025</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2:27:46.588100406</meta:creation-date>
    <dc:date>2025-03-29T20:25:15.028410913</dc:date>
    <meta:editing-duration>PT5H33M32S</meta:editing-duration>
    <meta:editing-cycles>42</meta:editing-cycles>
    <meta:generator>LibreOffice/24.8.5.2$Linux_X86_64 LibreOffice_project/27b361b745d0ea8f99bc93dfcb7a39098dfa5fff</meta:generator>
    <meta:print-date>2024-02-03T21:06:33.278074986</meta:print-date>
    <meta:document-statistic meta:table-count="0" meta:image-count="0" meta:object-count="0" meta:page-count="2" meta:paragraph-count="32" meta:word-count="296" meta:character-count="1606" meta:non-whitespace-character-count="1334"/>
  </office:meta>
</office:document-meta>
</file>